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98eb5" officeooo:paragraph-rsid="001bf933"/>
    </style:style>
    <style:style style:name="P2" style:family="paragraph" style:parent-style-name="Text_20_body">
      <style:text-properties officeooo:rsid="001bf933" officeooo:paragraph-rsid="001bf933"/>
    </style:style>
    <style:style style:name="P3" style:family="paragraph" style:parent-style-name="Text_20_body">
      <style:text-properties officeooo:rsid="001c65f0" officeooo:paragraph-rsid="001c65f0"/>
    </style:style>
    <style:style style:name="P4" style:family="paragraph" style:parent-style-name="Text_20_body">
      <style:text-properties officeooo:rsid="001dc4ca" officeooo:paragraph-rsid="001dc4ca"/>
    </style:style>
    <style:style style:name="P5" style:family="paragraph" style:parent-style-name="Text_20_body">
      <style:text-properties officeooo:rsid="001e67ac" officeooo:paragraph-rsid="001e67ac"/>
    </style:style>
    <style:style style:name="P6" style:family="paragraph" style:parent-style-name="Text_20_body">
      <style:text-properties officeooo:rsid="002037d4" officeooo:paragraph-rsid="002037d4"/>
    </style:style>
    <style:style style:name="P7" style:family="paragraph" style:parent-style-name="Text_20_body">
      <style:text-properties officeooo:rsid="00204794" officeooo:paragraph-rsid="00204794"/>
    </style:style>
    <style:style style:name="P8" style:family="paragraph" style:parent-style-name="Text_20_body">
      <style:paragraph-properties fo:break-before="page"/>
      <style:text-properties officeooo:rsid="00198eb5" officeooo:paragraph-rsid="00198eb5"/>
    </style:style>
    <style:style style:name="P9" style:family="paragraph" style:parent-style-name="Subtitle">
      <style:text-properties officeooo:rsid="00198eb5" officeooo:paragraph-rsid="00198eb5"/>
    </style:style>
    <style:style style:name="P10" style:family="paragraph" style:parent-style-name="Text_20_body" style:list-style-name="L1">
      <style:text-properties officeooo:paragraph-rsid="0023543e"/>
    </style:style>
    <style:style style:name="P11" style:family="paragraph" style:parent-style-name="Text_20_body" style:list-style-name="L1">
      <style:text-properties officeooo:rsid="0023543e" officeooo:paragraph-rsid="0023543e"/>
    </style:style>
    <style:style style:name="P12" style:family="paragraph" style:parent-style-name="Text_20_body">
      <style:text-properties officeooo:rsid="0023543e" officeooo:paragraph-rsid="0023543e"/>
    </style:style>
    <style:style style:name="P13" style:family="paragraph" style:parent-style-name="Text_20_body">
      <style:text-properties officeooo:rsid="002037d4" officeooo:paragraph-rsid="002037d4"/>
    </style:style>
    <style:style style:name="P14" style:family="paragraph" style:parent-style-name="Text_20_body" style:list-style-name="L1">
      <style:text-properties officeooo:rsid="0023d1a3" officeooo:paragraph-rsid="0023d1a3"/>
    </style:style>
    <style:style style:name="P15" style:family="paragraph" style:parent-style-name="Text_20_body" style:list-style-name="L1">
      <style:text-properties officeooo:rsid="00240103" officeooo:paragraph-rsid="00240103"/>
    </style:style>
    <style:style style:name="P16" style:family="paragraph" style:parent-style-name="Text_20_body" style:list-style-name="L1">
      <style:text-properties officeooo:rsid="0025744c" officeooo:paragraph-rsid="0025744c"/>
    </style:style>
    <style:style style:name="P17" style:family="paragraph" style:parent-style-name="Subtitle" style:list-style-name="L1">
      <style:paragraph-properties fo:break-before="page"/>
      <style:text-properties officeooo:rsid="0023543e" officeooo:paragraph-rsid="0023543e"/>
    </style:style>
    <style:style style:name="T1" style:family="text">
      <style:text-properties officeooo:rsid="001a818c"/>
    </style:style>
    <style:style style:name="T2" style:family="text">
      <style:text-properties officeooo:rsid="001bf933"/>
    </style:style>
    <style:style style:name="T3" style:family="text">
      <style:text-properties officeooo:rsid="001d65d6"/>
    </style:style>
    <style:style style:name="T4" style:family="text">
      <style:text-properties officeooo:rsid="0023543e"/>
    </style:style>
    <style:style style:name="T5" style:family="text">
      <style:text-properties officeooo:rsid="002553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MathPath</text:p>
      <text:p text:style-name="P9">Tomislav Brabec</text:p>
      <text:p text:style-name="P8"><text:tab/>MathPath je jednostavna igra za vježbanje matematike namijenjena učenicima osnovnih, ali i srednjih škola te svima onima koji se žele zabaviti i obnoviti znanje iz matematike.</text:p>
      <text:p text:style-name="P1">Postoje dva tipa ig<text:span text:style-name="T1">r</text:span>e: igranje na korake i igranje na vrijeme. </text:p>
      <text:p text:style-name="P1">Igranje na korake sadrži određen broj koraka (zadataka) koje korisnik može rješiti u <text:span text:style-name="T2">bilo kojem vremenu.</text:span></text:p>
      <text:p text:style-name="P2">Kod igranja na vrijeme korisnik rješava zadatke sve dok mu vrijeme ne iscuri.</text:p>
      <text:p text:style-name="P2">Na kraju igre korisnik može provjeriti ispravnost svojih rješenja i vidjeti koje je točno rješenje.</text:p>
      <text:p text:style-name="P3">Korisniku je omogućeno biranje razina (lagano, teže, najteže), a zadani tip igre za razine je <text:s/>onaj na korake. <text:span text:style-name="T3">Ukoliko korisnik ne želi igrati ni jednu od predefiniranih razina, uvijek može ručno postaviti težinu zadataka tako da odabire broj operanada, operatora, pojavnost negativnih brojeva i sl.</text:span></text:p>
      <text:p text:style-name="P4">Da bi igra bila zanimljivija, svakom korisniku dodijeljen je ljubimac kojeg on mora hraniti i pojiti te ukoliko želi, može ga oblačiti i kupovati mu igračke. Što više stvari ljubimac ima to će on biti sretniji, a kroz vrijeme ljubimac postaje gladniji i žedniji te s time pada i njegovo zadovoljstvo. Da bi to izbjegao, korisnik mora sakupljati novčiće koje zarađuje rješavanjem zadataka tako da za svaki točno riješen zadatak dobije jedan ili više novčića ovisno o težini zadatka.</text:p>
      <text:p text:style-name="P5">Kako bi korisnik pratio napredak, biti će mu pojednostavljen grafički prikaz omjera točno i netočno riješenih zadataka te koje operatore korisnik najbolje savladava.</text:p>
      <text:p text:style-name="P6">Aplikacija će pratiti koju vrstu zadataka korisnik teže rješava i nuditi će mu slične zadatke da bi ih što prije savladao, a ponekad će olakšavati korisniku rješavanje zadataka s davanjem savjeta.</text:p>
      <text:p text:style-name="P6"/>
      <text:p text:style-name="P7">Dodatne mogućnosti koje su u planu za implementaciju:</text:p>
      <text:list xml:id="list6390435242309119323" text:style-name="L1">
        <text:list-item>
          <text:p text:style-name="P11">Više stvari za kupiti (skinovi)</text:p>
        </text:list-item>
        <text:list-item>
          <text:p text:style-name="P11">Ponavljanje krivo riješenih zadataka uz dodatne savjete</text:p>
        </text:list-item>
        <text:list-item>
          <text:p text:style-name="P11">Animacije i interakcija</text:p>
        </text:list-item>
        <text:list-item>
          <text:p text:style-name="P11">Tip igre na odabir jednog od ponuđenih rješenja + mix svih tipova</text:p>
        </text:list-item>
        <text:list-item>
          <text:p text:style-name="P11">Naprednije jednadžbe</text:p>
        </text:list-item>
        <text:list-item>
          <text:p text:style-name="P11">Više statistika</text:p>
        </text:list-item>
        <text:list-item>
          <text:p text:style-name="P11">Achievementsi</text:p>
        </text:list-item>
        <text:list-item>
          <text:p text:style-name="P11">Multiplayer</text:p>
        </text:list-item>
        <text:list-item>
          <text:p text:style-name="P11">Port na desktop i web</text:p>
          <text:p text:style-name="P17">Tehničke specifikacije</text:p>
        </text:list-item>
      </text:list>
      <text:p text:style-name="P12"/>
      <text:list xml:id="list14042811514442" text:continue-numbering="true" text:style-name="L1">
        <text:list-item>
          <text:p text:style-name="P10"><text:span text:style-name="T4">Programski jezik: Kotlin</text:span></text:p>
        </text:list-item>
        <text:list-item>
          <text:p text:style-name="P11">Dodatne biblioteke: </text:p>
          <text:list>
            <text:list-item>
              <text:p text:style-name="P11">AnkoDB (SQLite wrapper)</text:p>
            </text:list-item>
            <text:list-item>
              <text:p text:style-name="P11">MPAndroidChart (grafovi)</text:p>
            </text:list-item>
            <text:list-item>
              <text:p text:style-name="P11">Simplerangeview</text:p>
            </text:list-item>
            <text:list-item>
              <text:p text:style-name="P14">MVEL (Izvršavanje jednadžbi)</text:p>
            </text:list-item>
          </text:list>
        </text:list-item>
        <text:list-item>
          <text:p text:style-name="P11">Minimalna SDK verzija: 16</text:p>
        </text:list-item>
        <text:list-item>
          <text:p text:style-name="P14">Razvojno okruženje: Android Studio 3.1.2</text:p>
        </text:list-item>
        <text:list-item>
          <text:p text:style-name="P15">Ostali korišteni alati:</text:p>
          <text:list>
            <text:list-item>
              <text:p text:style-name="P15">Gimp (uređivanje slika)</text:p>
            </text:list-item>
            <text:list-item>
              <text:p text:style-name="P15">FontForge (uređivanje fontova)</text:p>
            </text:list-item>
            <text:list-item>
              <text:p text:style-name="P15">DB Browser for SQLite</text:p>
            </text:list-item>
            <text:list-item>
              <text:p text:style-name="P15">kotlinc (Kotlin <text:span text:style-name="T5">klijent</text:span>)</text:p>
            </text:list-item>
            <text:list-item>
              <text:p text:style-name="P16">gcolor2 (color picker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hr" fo:country="H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hr" fo:country="H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22:29:18.443874662</meta:creation-date>
    <meta:generator>LibreOffice/5.1.6.2$Linux_X86_64 LibreOffice_project/10m0$Build-2</meta:generator>
    <dc:date>2018-06-07T01:40:19.303224748</dc:date>
    <meta:editing-duration>PT42M58S</meta:editing-duration>
    <meta:editing-cycles>16</meta:editing-cycles>
    <meta:document-statistic meta:table-count="0" meta:image-count="0" meta:object-count="0" meta:page-count="3" meta:paragraph-count="36" meta:word-count="376" meta:character-count="2378" meta:non-whitespace-character-count="2058"/>
  </office:meta>
</office:document-meta>
</file>